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90943" officeooo:paragraph-rsid="000de36a"/>
    </style:style>
    <style:style style:name="P2" style:family="paragraph" style:parent-style-name="Standard">
      <style:text-properties style:font-name="Cantarell" officeooo:rsid="000de36a" officeooo:paragraph-rsid="000de36a"/>
    </style:style>
    <style:style style:name="P3" style:family="paragraph" style:parent-style-name="Standard">
      <style:text-properties style:font-name="Cantarell" style:text-underline-style="none" fo:font-weight="normal" officeooo:rsid="0020ce52" officeooo:paragraph-rsid="000de36a" style:font-weight-asian="normal" style:font-weight-complex="normal"/>
    </style:style>
    <style:style style:name="P4" style:family="paragraph" style:parent-style-name="Standard">
      <style:text-properties style:font-name="Cantarell" style:text-underline-style="none" fo:font-weight="normal" officeooo:rsid="000de36a" officeooo:paragraph-rsid="000de36a" style:font-weight-asian="normal" style:font-weight-complex="normal"/>
    </style:style>
    <style:style style:name="P5" style:family="paragraph" style:parent-style-name="Standard">
      <style:text-properties style:font-name="Cantarell" style:text-underline-style="none" fo:font-weight="normal" officeooo:rsid="000f0004" officeooo:paragraph-rsid="000f0004" style:font-weight-asian="normal" style:font-weight-complex="normal"/>
    </style:style>
    <style:style style:name="P6" style:family="paragraph" style:parent-style-name="Standard">
      <style:text-properties style:font-name="Cantarell" officeooo:rsid="000e8dea" officeooo:paragraph-rsid="000de36a"/>
    </style:style>
    <style:style style:name="P7" style:family="paragraph" style:parent-style-name="Standard">
      <style:text-properties style:font-name="Cantarell" officeooo:rsid="000fe1d4" officeooo:paragraph-rsid="000de36a"/>
    </style:style>
    <style:style style:name="P8" style:family="paragraph" style:parent-style-name="Standard">
      <style:text-properties style:font-name="Cantarell" officeooo:rsid="000f0004" officeooo:paragraph-rsid="000f0004"/>
    </style:style>
    <style:style style:name="P9" style:family="paragraph" style:parent-style-name="Standard">
      <style:text-properties style:font-name="Cantarell" officeooo:rsid="000ffffe" officeooo:paragraph-rsid="000ffffe"/>
    </style:style>
    <style:style style:name="P10" style:family="paragraph" style:parent-style-name="Standard">
      <style:text-properties style:font-name="Cantarell" officeooo:rsid="000e8dea" officeooo:paragraph-rsid="000f0004"/>
    </style:style>
    <style:style style:name="P11" style:family="paragraph" style:parent-style-name="Standard">
      <style:text-properties style:font-name="Cantarell" officeooo:rsid="00107130" officeooo:paragraph-rsid="00107130"/>
    </style:style>
    <style:style style:name="P12" style:family="paragraph" style:parent-style-name="Standard">
      <style:text-properties style:font-name="Cantarell" officeooo:rsid="00090943" officeooo:paragraph-rsid="000de36a"/>
    </style:style>
    <style:style style:name="P13" style:family="paragraph" style:parent-style-name="Standard">
      <style:text-properties style:font-name="Cantarell" officeooo:rsid="0014b12b" officeooo:paragraph-rsid="0014b12b"/>
    </style:style>
    <style:style style:name="P14" style:family="paragraph" style:parent-style-name="Standard">
      <style:text-properties style:font-name="Cantarell" officeooo:rsid="0025c283" officeooo:paragraph-rsid="000de36a"/>
    </style:style>
    <style:style style:name="P15" style:family="paragraph" style:parent-style-name="Standard">
      <style:text-properties style:font-name="Cantarell" officeooo:rsid="001641de" officeooo:paragraph-rsid="001641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ce5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officeooo:rsid="0020ce52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24f01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2287aa"/>
    </style:style>
    <style:style style:name="T7" style:family="text">
      <style:text-properties style:text-underline-style="solid" style:text-underline-width="auto" style:text-underline-color="font-color" officeooo:rsid="0020ce52"/>
    </style:style>
    <style:style style:name="T8" style:family="text">
      <style:text-properties style:text-underline-style="solid" style:text-underline-width="auto" style:text-underline-color="font-color" officeooo:rsid="0014b12b"/>
    </style:style>
    <style:style style:name="T9" style:family="text">
      <style:text-properties style:text-underline-style="solid" style:text-underline-width="auto" style:text-underline-color="font-color" officeooo:rsid="001641de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officeooo:rsid="00124f01"/>
    </style:style>
    <style:style style:name="T12" style:family="text">
      <style:text-properties officeooo:rsid="00245382"/>
    </style:style>
    <style:style style:name="T13" style:family="text">
      <style:text-properties officeooo:rsid="000c970a"/>
    </style:style>
    <style:style style:name="T14" style:family="text">
      <style:text-properties officeooo:rsid="000fe1d4"/>
    </style:style>
    <style:style style:name="T15" style:family="text">
      <style:text-properties style:text-underline-style="none" fo:font-weight="normal" officeooo:rsid="0020ce52" style:font-weight-asian="normal" style:font-weight-complex="normal"/>
    </style:style>
    <style:style style:name="T16" style:family="text">
      <style:text-properties style:text-underline-style="none" officeooo:rsid="002287aa"/>
    </style:style>
    <style:style style:name="T17" style:family="text">
      <style:text-properties style:text-underline-style="none" officeooo:rsid="0011e81a"/>
    </style:style>
    <style:style style:name="T18" style:family="text">
      <style:text-properties style:text-underline-style="none" officeooo:rsid="0020ce52"/>
    </style:style>
    <style:style style:name="T19" style:family="text">
      <style:text-properties officeooo:rsid="002287aa"/>
    </style:style>
    <style:style style:name="T20" style:family="text">
      <style:text-properties officeooo:rsid="00107244"/>
    </style:style>
    <style:style style:name="T21" style:family="text">
      <style:text-properties officeooo:rsid="0020ce52"/>
    </style:style>
    <style:style style:name="T22" style:family="text">
      <style:text-properties officeooo:rsid="000de36a"/>
    </style:style>
    <style:style style:name="T23" style:family="text">
      <style:text-properties officeooo:rsid="000f0004"/>
    </style:style>
    <style:style style:name="T24" style:family="text">
      <style:text-properties officeooo:rsid="00107130"/>
    </style:style>
    <style:style style:name="T25" style:family="text">
      <style:text-properties officeooo:rsid="00124f01"/>
    </style:style>
    <style:style style:name="T26" style:family="text">
      <style:text-properties officeooo:rsid="0013f160"/>
    </style:style>
    <style:style style:name="T27" style:family="text">
      <style:text-properties officeooo:rsid="0014b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hrer</text:span> (<text:span text:style-name="T10">LNr</text:span>, LName, LFach1, LFach2, LPLZ) </text:p>
      <text:p text:style-name="P1"/>
      <text:p text:style-name="P2">L<text:span text:style-name="T25">Nr</text:span> → {LName, LFach1, LFach2, LPLZ}</text:p>
      <text:p text:style-name="P2">LFach1, LFach2 → L<text:span text:style-name="T25">N</text:span>ame</text:p>
      <text:p text:style-name="P2"/>
      <text:p text:style-name="P1"/>
      <text:p text:style-name="P1"><text:span text:style-name="T1">Schueler</text:span> (<text:span text:style-name="T10">SNr</text:span>, SVorname, SName, STel, SGeb, <text:span text:style-name="T12">LNr, FNr, LBewertung, SBewertung, PNr, Schuljahr</text:span>) </text:p>
      <text:p text:style-name="P1"/>
      <text:p text:style-name="P2">S<text:span text:style-name="T25">Nr</text:span> → {SVorname, SName, S<text:span text:style-name="T26">Geb, STel </text:span>}</text:p>
      <text:p text:style-name="P2">S<text:span text:style-name="T25">Nr</text:span> → {L<text:span text:style-name="T25">Nr</text:span>, F<text:span text:style-name="T25">Nr</text:span>}</text:p>
      <text:p text:style-name="P2"/>
      <text:p text:style-name="P1"/>
      <text:p text:style-name="P1"><text:span text:style-name="T1">Firma</text:span> (<text:span text:style-name="T10">F</text:span><text:span text:style-name="T11">Nr</text:span>, FName, F<text:span text:style-name="T22">PLZ</text:span>, <text:span text:style-name="T13">FStraßeHNr, KontaktTel, KontaktMail, Entfernung, Arbeitsbeginn, Arbeitsende, Mitarbeiterzahl)</text:span></text:p>
      <text:p text:style-name="P3"/>
      <text:p text:style-name="P4">F<text:span text:style-name="T25">Nr</text:span> → {F<text:span text:style-name="T23">N</text:span>ame, FPLZ, FStraßeH<text:span text:style-name="T25">N</text:span>r, <text:span text:style-name="T23">KontaktTel, KontaktMail, Entfernung, Arbeitsbeginn, Arbeitsende, Mitarbeiterzahl</text:span>}</text:p>
      <text:p text:style-name="P5">FStraßeH<text:span text:style-name="T25">N</text:span>r → {Entfernung}</text:p>
      <text:p text:style-name="P4"/>
      <text:p text:style-name="P3"/>
      <text:p text:style-name="P6"><text:span text:style-name="T1">Bewerbung</text:span> <text:span text:style-name="T14">(</text:span><text:span text:style-name="T4">B</text:span><text:span text:style-name="T5">Nr</text:span><text:span text:style-name="T15">, </text:span><text:span text:style-name="T14">Art, Frist, Ansprechpartner, FNr)</text:span></text:p>
      <text:p text:style-name="P6"/>
      <text:p text:style-name="P8">B<text:span text:style-name="T26">Nr</text:span> → {Art, Frist, Ansprechpartner, F<text:span text:style-name="T26">Nr</text:span>}</text:p>
      <text:p text:style-name="P10"/>
      <text:p text:style-name="P6"/>
      <text:p text:style-name="P7"><text:span text:style-name="T1">Praktikum</text:span> (P<text:span text:style-name="T26">Nr</text:span>, P<text:span text:style-name="T23">N</text:span>ame)</text:p>
      <text:p text:style-name="P7"/>
      <text:p text:style-name="P8">P<text:span text:style-name="T26">Nr</text:span> → PName </text:p>
      <text:p text:style-name="P7"/>
      <text:p text:style-name="P7"/>
      <text:p text:style-name="P7"><text:span text:style-name="T2">Taetigkeitsbereich</text:span> (<text:span text:style-name="T26">T</text:span><text:span text:style-name="T6">Nr</text:span><text:span text:style-name="T19">, Arbeitsumfeld</text:span> , Schulfachnaehe , <text:span text:style-name="T21">TArt, Anforderung</text:span>)</text:p>
      <text:p text:style-name="P7"/>
      <text:p text:style-name="P9"><text:span text:style-name="T27">T</text:span>Nr → {Arbeitsumfeld, Schulfachnaehe, <text:span text:style-name="T27">TArt,</text:span> Anforderung}</text:p>
      <text:p text:style-name="P11"/>
      <text:p text:style-name="P7"/>
      <text:p text:style-name="P1"><text:span text:style-name="T2">Angebot</text:span><text:span text:style-name="T21"> (</text:span><text:span text:style-name="T7">P</text:span><text:span text:style-name="T6">Nr</text:span><text:span text:style-name="T7">, </text:span><text:span text:style-name="T8">F</text:span><text:span text:style-name="T6">Nr</text:span><text:span text:style-name="T16">, </text:span><text:span text:style-name="T17">Betreuer</text:span><text:span text:style-name="T19">)</text:span></text:p>
      <text:p text:style-name="P13">PNr, FNr → Betreuer</text:p>
      <text:p text:style-name="P1"/>
      <text:p text:style-name="P1"/>
      <text:p text:style-name="P14"><text:span text:style-name="T1">Einsatzbereich</text:span> (<text:span text:style-name="T8">P</text:span><text:span text:style-name="T3">Nr, </text:span><text:span text:style-name="T8">T</text:span><text:span text:style-name="T9">N</text:span><text:span text:style-name="T3">r</text:span>)</text:p>
      <text:p text:style-name="P15">keine FA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32:43.542356054</meta:creation-date>
    <dc:date>2018-06-11T09:47:08.476108742</dc:date>
    <meta:editing-duration>PT38M58S</meta:editing-duration>
    <meta:editing-cycles>7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9" meta:word-count="109" meta:character-count="838" meta:non-whitespace-character-count="745"/>
  </office:meta>
</office:document-meta>
</file>